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3fe2"/>
    </style:style>
    <style:style style:name="T1" style:family="text">
      <style:text-properties officeooo:rsid="001f3f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Sintaks bash rsync dan memasukkannya dalam log</text:span>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#!/bin/sh<text:line-break/>index=`date +%H.%M-%d-%m-%Y`<text:line-break/>outfile="/home/user/novell/SYS/log_rsync/project.${index}.txt"<text:line-break/>sudo rsync --progress -r -t -v --exclude '*.bak' --exclude '*.BAK' --exclude '*.tmp' --exclude '*.TMP' --exclude '~SCTEMP.TEMP' /home/user/data/PROJECT/* /home/user/novell/SYS/PROJECT/ &gt;&gt; ${outfile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1:13:39.743997463</meta:creation-date>
    <dc:date>2018-06-15T11:17:40.073428478</dc:date>
    <meta:editing-duration>PT4M</meta:editing-duration>
    <meta:editing-cycles>1</meta:editing-cycles>
    <meta:document-statistic meta:table-count="0" meta:image-count="0" meta:object-count="0" meta:page-count="1" meta:paragraph-count="2" meta:word-count="37" meta:character-count="346" meta:non-whitespace-character-count="317"/>
    <meta:generator>LibreOffice/5.1.6.2$Linux_X86_64 LibreOffice_project/10m0$Build-2</meta:generator>
  </office:meta>
</office:document-meta>
</file>